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eba65" officeooo:paragraph-rsid="000eba65"/>
    </style:style>
    <style:style style:name="P2" style:family="paragraph" style:parent-style-name="Standard">
      <style:text-properties style:font-name="Liberation Mono" fo:font-weight="bold" officeooo:rsid="000eba65" officeooo:paragraph-rsid="000eba65" style:font-weight-asian="bold" style:font-weight-complex="bold"/>
    </style:style>
    <style:style style:name="P3" style:family="paragraph" style:parent-style-name="Standard">
      <style:text-properties style:font-name="Liberation Mono" fo:font-weight="bold" officeooo:rsid="0012d4dc" officeooo:paragraph-rsid="0012d4dc" style:font-weight-asian="bold" style:font-weight-complex="bold"/>
    </style:style>
    <style:style style:name="P4" style:family="paragraph" style:parent-style-name="Standard">
      <style:text-properties style:font-name="Liberation Mono" fo:font-weight="bold" officeooo:rsid="0012d4dc" officeooo:paragraph-rsid="00146b73" style:font-weight-asian="bold" style:font-weight-complex="bold"/>
    </style:style>
    <style:style style:name="P5" style:family="paragraph" style:parent-style-name="Standard">
      <style:text-properties style:font-name="Liberation Mono" fo:font-weight="bold" officeooo:rsid="0013aaac" officeooo:paragraph-rsid="0013aaac" style:font-weight-asian="bold" style:font-weight-complex="bold"/>
    </style:style>
    <style:style style:name="P6" style:family="paragraph" style:parent-style-name="Standard">
      <style:text-properties style:font-name="Liberation Mono" fo:font-weight="bold" officeooo:rsid="001762c4" officeooo:paragraph-rsid="001762c4" style:font-weight-asian="bold" style:font-weight-complex="bold"/>
    </style:style>
    <style:style style:name="P7" style:family="paragraph" style:parent-style-name="Standard">
      <style:text-properties style:font-name="Liberation Mono" fo:font-weight="bold" officeooo:rsid="001a0d12" officeooo:paragraph-rsid="001a0d12" style:font-weight-asian="bold" style:font-weight-complex="bold"/>
    </style:style>
    <style:style style:name="P8" style:family="paragraph" style:parent-style-name="Standard">
      <style:text-properties style:font-name="Liberation Mono" fo:font-weight="bold" officeooo:rsid="001d2584" officeooo:paragraph-rsid="001d2584" style:font-weight-asian="bold" style:font-weight-complex="bold"/>
    </style:style>
    <style:style style:name="P9" style:family="paragraph" style:parent-style-name="Standard">
      <style:text-properties style:font-name="Liberation Mono" fo:font-weight="bold" officeooo:rsid="00154dd9" officeooo:paragraph-rsid="00154dd9" style:font-weight-asian="bold" style:font-weight-complex="bold"/>
    </style:style>
    <style:style style:name="P10" style:family="paragraph" style:parent-style-name="Standard">
      <style:text-properties style:font-name="Liberation Mono" officeooo:rsid="00117dab" officeooo:paragraph-rsid="00117dab"/>
    </style:style>
    <style:style style:name="P11" style:family="paragraph" style:parent-style-name="Standard">
      <style:text-properties style:font-name="Liberation Mono" fo:font-weight="normal" officeooo:rsid="000eba65" officeooo:paragraph-rsid="001be1b3" style:font-weight-asian="normal" style:font-weight-complex="normal"/>
    </style:style>
    <style:style style:name="P12" style:family="paragraph" style:parent-style-name="Standard">
      <style:text-properties style:font-name="Liberation Mono" officeooo:rsid="0012d4dc" officeooo:paragraph-rsid="0012d4dc"/>
    </style:style>
    <style:style style:name="P13" style:family="paragraph" style:parent-style-name="Standard">
      <style:text-properties style:font-name="Liberation Mono" fo:font-weight="bold" officeooo:rsid="000eba65" officeooo:paragraph-rsid="0022d74e" style:font-weight-asian="bold" style:font-weight-complex="bold"/>
    </style:style>
    <style:style style:name="P14" style:family="paragraph" style:parent-style-name="Standard">
      <style:text-properties style:font-name="Liberation Mono" fo:font-weight="bold" officeooo:rsid="000eba65" officeooo:paragraph-rsid="000eba65" style:font-weight-asian="bold" style:font-weight-complex="bold"/>
    </style:style>
    <style:style style:name="P15" style:family="paragraph" style:parent-style-name="Standard">
      <style:text-properties style:font-name="Liberation Mono" fo:font-weight="bold" officeooo:rsid="000eba65" officeooo:paragraph-rsid="00154dd9" style:font-weight-asian="bold" style:font-weight-complex="bold"/>
    </style:style>
    <style:style style:name="P16" style:family="paragraph" style:parent-style-name="Standard">
      <style:text-properties style:font-name="Liberation Mono" fo:font-weight="bold" officeooo:rsid="00117dab" officeooo:paragraph-rsid="00117dab" style:font-weight-asian="bold" style:font-weight-complex="bold"/>
    </style:style>
    <style:style style:name="P17" style:family="paragraph" style:parent-style-name="Standard">
      <style:text-properties style:font-name="Liberation Mono" fo:font-style="italic" fo:font-weight="bold" officeooo:rsid="00117dab" officeooo:paragraph-rsid="00117dab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4af" style:font-weight-asian="bold" style:font-weight-complex="bold"/>
    </style:style>
    <style:style style:name="T3" style:family="text">
      <style:text-properties fo:font-weight="bold" officeooo:rsid="00224ced" style:font-weight-asian="bold" style:font-weight-complex="bold"/>
    </style:style>
    <style:style style:name="T4" style:family="text">
      <style:text-properties fo:font-weight="bold" officeooo:rsid="000eba65" style:font-weight-asian="bold" style:font-weight-complex="bold"/>
    </style:style>
    <style:style style:name="T5" style:family="text">
      <style:text-properties fo:font-weight="normal" officeooo:rsid="00146b73" style:font-weight-asian="normal" style:font-weight-complex="normal"/>
    </style:style>
    <style:style style:name="T6" style:family="text">
      <style:text-properties fo:font-weight="normal" officeooo:rsid="001900e2" style:font-weight-asian="normal" style:font-weight-complex="normal"/>
    </style:style>
    <style:style style:name="T7" style:family="text">
      <style:text-properties fo:font-weight="normal" officeooo:rsid="001a0d12" style:font-weight-asian="normal" style:font-weight-complex="normal"/>
    </style:style>
    <style:style style:name="T8" style:family="text">
      <style:text-properties officeooo:rsid="00160d17"/>
    </style:style>
    <style:style style:name="T9" style:family="text">
      <style:text-properties officeooo:rsid="001900e2"/>
    </style:style>
    <style:style style:name="T10" style:family="text">
      <style:text-properties officeooo:rsid="00206ba2"/>
    </style:style>
    <style:style style:name="T11" style:family="text">
      <style:text-properties officeooo:rsid="001a0d12"/>
    </style:style>
    <style:style style:name="T12" style:family="text">
      <style:text-properties officeooo:rsid="000eba65"/>
    </style:style>
    <style:style style:name="T1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uestro Dios</text:p>
      <text:p text:style-name="P2">Danny Días</text:p>
      <text:p text:style-name="P1"><text:span text:style-name="T1">I</text:span><text:span text:style-name="T3">NTRO</text:span><text:span text:style-name="T1">:</text:span> <text:span text:style-name="T1">//</text:span>G#m E <text:s/>B F#<text:span text:style-name="T1">//</text:span> </text:p>
      <text:p text:style-name="P17">VERSO I:</text:p>
      <text:p text:style-name="P1"><text:span text:style-name="T1"><text:s text:c="5"/>G#m <text:s text:c="5"/>E <text:s text:c="6"/>B</text:span> <text:s text:c="5"/></text:p>
      <text:p text:style-name="P1">Agua en vino transformo, <text:s text:c="2"/></text:p>
      <text:p text:style-name="P13"><text:s text:c="5"/>G#m <text:s text:c="5"/>E <text:s text:c="6"/>B</text:p>
      <text:p text:style-name="P1">Los ojos de ciegos abrió</text:p>
      <text:p text:style-name="P2"><text:s text:c="12"/>C#m <text:s text:c="8"/>F#</text:p>
      <text:p text:style-name="P1">Nadie como tú, no, no hay</text:p>
      <text:p text:style-name="P16">VERSO II:</text:p>
      <text:p text:style-name="P1">Brillas en la oscuridad</text:p>
      <text:p text:style-name="P1">de lo vil nos levantas,</text:p>
      <text:p text:style-name="P1">Nadie como tú, no lo hay</text:p>
      <text:p text:style-name="P2">CORO:</text:p>
      <text:p text:style-name="P2">G#m</text:p>
      <text:p text:style-name="P1">Mi Dios es grande</text:p>
      <text:p text:style-name="P2">E</text:p>
      <text:p text:style-name="P1">Mi Dios es fuerte</text:p>
      <text:p text:style-name="P2"><text:s/>B <text:s text:c="17"/>F#</text:p>
      <text:p text:style-name="P1">Siempre más alto que cualquier otro</text:p>
      <text:p text:style-name="P2"><text:s text:c="2"/>G#m <text:s text:c="13"/>E</text:p>
      <text:p text:style-name="P1">Nuestro Dios sana, grande en poder</text:p>
      <text:p text:style-name="P2"><text:s text:c="7"/>B <text:s text:c="6"/>F#</text:p>
      <text:p text:style-name="P1">Nuestro Dios, mi Dios</text:p>
      <text:p text:style-name="P12"><text:span text:style-name="T1">SOLO: </text:span><text:span text:style-name="T4">G#m E <text:s text:c="2"/>B <text:s text:c="2"/>F#</text:span></text:p>
      <text:p text:style-name="P1"><text:span text:style-name="T2">VERSO II:</text:span> <text:s/></text:p>
      <text:p text:style-name="P10">Brillas en la oscuridad</text:p>
      <text:p text:style-name="P10">de lo vil nos levantas,</text:p>
      <text:p text:style-name="P10">Nadie como tú, no lo hay</text:p>
      <text:p text:style-name="P5">//CORO://</text:p>
      <text:p text:style-name="P4">//SOLO://</text:p>
      <text:p text:style-name="P3">//PUENTE:<text:span text:style-name="T11">//</text:span></text:p>
      <text:p text:style-name="P2"><text:s text:c="2"/>G#m</text:p>
      <text:p text:style-name="P1">Si Dios por nosotros</text:p>
      <text:p text:style-name="P2"><text:s/>E</text:p>
      <text:p text:style-name="P1">quien contra nosotros</text:p>
      <text:p text:style-name="P2"><text:s/>B</text:p>
      <text:p text:style-name="P1">Si <text:span text:style-name="T10">Dios es</text:span> con nosotros</text:p>
      <text:p text:style-name="P2"><text:s/>F#</text:p>
      <text:p text:style-name="P1">quien nos podrá parar</text:p>
      <text:p text:style-name="P9">SOLO:</text:p>
      <text:p text:style-name="P11"><text:s text:c="13"/><text:span text:style-name="T8">quién nos podrá parar</text:span></text:p>
      <text:p text:style-name="P15"><text:s text:c="2"/>G#m E <text:s text:c="2"/>B <text:s text:c="2"/>F#</text:p>
      <text:p text:style-name="P15"><text:s text:c="2"/>G#m E <text:s text:c="2"/>B <text:s text:c="2"/>F#</text:p>
      <text:p text:style-name="P6">//CORO:<text:span text:style-name="T9">//</text:span></text:p>
      <text:p text:style-name="P7"><text:span text:style-name="T9">//P</text:span>UENTE://</text:p>
      <text:p text:style-name="P8">SOL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15.7cm" style:num-format="1" style:print-orientation="landscape" fo:margin-top="0.499cm" fo:margin-bottom="0.499cm" fo:margin-left="0.499cm" fo:margin-right="0.499cm" style:writing-mode="lr-tb" style:footnote-max-height="0cm">
        <style:columns fo:column-count="2">
          <style:column-sep style:width="0.018cm" style:color="#000000" style:height="100%" style:style="solid"/>
          <style:column style:rel-width="8245*" fo:start-indent="0cm" fo:end-indent="0.249cm"/>
          <style:column style:rel-width="8026*" fo:start-indent="0.2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Delgado</meta:initial-creator>
    <meta:creation-date>2015-05-26T19:01:22.098740124</meta:creation-date>
    <dc:date>2017-10-01T17:40:11.027819967</dc:date>
    <meta:editing-duration>PT2H26M28S</meta:editing-duration>
    <meta:editing-cycles>36</meta:editing-cycles>
    <meta:generator>LibreOffice/5.4.1.2$Linux_x86 LibreOffice_project/40m0$Build-2</meta:generator>
    <meta:document-statistic meta:table-count="0" meta:image-count="0" meta:object-count="0" meta:page-count="1" meta:paragraph-count="48" meta:word-count="145" meta:character-count="801" meta:non-whitespace-character-count="559"/>
  </office:meta>
</office:document-meta>
</file>